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marker-end="Arrow" draw:marker-end-width="0.127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8pt" style:font-size-complex="18pt"/>
    </style:style>
    <style:style style:name="P3" style:family="paragraph">
      <style:text-properties fo:font-size="4pt" style:font-size-asian="18pt" style:font-size-complex="18pt"/>
    </style:style>
    <style:style style:name="P4" style:family="paragraph">
      <style:text-properties fo:font-family="'XB Tabriz'" style:font-pitch="variable" fo:font-size="6pt" style:font-size-asian="6pt" style:font-family-complex="'XB Tabriz'" style:font-pitch-complex="variable" style:font-size-complex="6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4pt" style:font-size-asian="18pt" style:font-size-complex="18pt"/>
    </style:style>
    <style:style style:name="T3" style:family="text">
      <style:text-properties fo:font-family="'XB Tabriz'" style:font-pitch="variable" fo:font-size="6pt" style:font-size-asian="6pt" style:font-family-complex="'XB Tabriz'" style:font-pitch-complex="variable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324cm" svg:height="0.469cm" svg:x="0.808cm" svg:y="1.02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0.877cm" svg:height="0.469cm" svg:x="0.403cm" svg:y="1.95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2" draw:text-style-name="P1" draw:layer="layout" svg:x1="1.641cm" svg:y1="3.294cm" svg:x2="3.939cm" svg:y2="3.303cm">
          <text:p/>
        </draw:line>
        <draw:line draw:style-name="gr2" draw:text-style-name="P1" draw:layer="layout" svg:x1="3.424cm" svg:y1="2.928cm" svg:x2="2.151cm" svg:y2="2.924cm">
          <text:p/>
        </draw:line>
        <draw:line draw:style-name="gr2" draw:text-style-name="P1" draw:layer="layout" svg:x1="1.641cm" svg:y1="3.294cm" svg:x2="1.645cm" svg:y2="1.005cm">
          <text:p/>
        </draw:line>
        <draw:line draw:style-name="gr2" draw:text-style-name="P1" draw:layer="layout" svg:x1="3.939cm" svg:y1="3.303cm" svg:x2="3.934cm" svg:y2="2.531cm">
          <text:p/>
        </draw:line>
        <draw:line draw:style-name="gr2" draw:text-style-name="P1" draw:layer="layout" svg:x1="3.934cm" svg:y1="2.531cm" svg:x2="3.422cm" svg:y2="2.524cm">
          <text:p/>
        </draw:line>
        <draw:line draw:style-name="gr2" draw:text-style-name="P1" draw:layer="layout" svg:x1="3.422cm" svg:y1="2.524cm" svg:x2="3.424cm" svg:y2="2.928cm">
          <text:p/>
        </draw:line>
        <draw:line draw:style-name="gr2" draw:text-style-name="P1" draw:layer="layout" svg:x1="3.929cm" svg:y1="1.775cm" svg:x2="3.422cm" svg:y2="1.778cm">
          <text:p/>
        </draw:line>
        <draw:line draw:style-name="gr2" draw:text-style-name="P1" draw:layer="layout" svg:x1="3.929cm" svg:y1="1.775cm" svg:x2="3.929cm" svg:y2="1.003cm">
          <text:p/>
        </draw:line>
        <draw:line draw:style-name="gr2" draw:text-style-name="P1" draw:layer="layout" svg:x1="1.645cm" svg:y1="1.005cm" svg:x2="3.929cm" svg:y2="1.003cm">
          <text:p/>
        </draw:line>
        <draw:line draw:style-name="gr2" draw:text-style-name="P1" draw:layer="layout" svg:x1="3.422cm" svg:y1="1.778cm" svg:x2="3.422cm" svg:y2="1.378cm">
          <text:p/>
        </draw:line>
        <draw:line draw:style-name="gr2" draw:text-style-name="P1" draw:layer="layout" svg:x1="2.151cm" svg:y1="2.924cm" svg:x2="2.151cm" svg:y2="1.389cm">
          <text:p/>
        </draw:line>
        <draw:line draw:style-name="gr2" draw:text-style-name="P1" draw:layer="layout" svg:x1="2.151cm" svg:y1="1.389cm" svg:x2="3.422cm" svg:y2="1.378cm">
          <text:p/>
        </draw:line>
        <draw:line draw:style-name="gr2" draw:text-style-name="P1" draw:layer="layout" svg:x1="1.645cm" svg:y1="1.005cm" svg:x2="2.038cm" svg:y2="0.75cm">
          <text:p/>
        </draw:line>
        <draw:line draw:style-name="gr2" draw:text-style-name="P1" draw:layer="layout" svg:x1="3.929cm" svg:y1="1.003cm" svg:x2="4.437cm" svg:y2="0.75cm">
          <text:p/>
        </draw:line>
        <draw:line draw:style-name="gr2" draw:text-style-name="P1" draw:layer="layout" svg:x1="2.038cm" svg:y1="0.75cm" svg:x2="4.437cm" svg:y2="0.75cm">
          <text:p/>
        </draw:line>
        <draw:line draw:style-name="gr2" draw:text-style-name="P1" draw:layer="layout" svg:x1="3.929cm" svg:y1="1.775cm" svg:x2="4.436cm" svg:y2="1.517cm">
          <text:p/>
        </draw:line>
        <draw:line draw:style-name="gr2" draw:text-style-name="P1" draw:layer="layout" svg:x1="4.436cm" svg:y1="1.517cm" svg:x2="4.437cm" svg:y2="0.75cm">
          <text:p/>
        </draw:line>
        <draw:line draw:style-name="gr2" draw:text-style-name="P1" draw:layer="layout" svg:x1="3.939cm" svg:y1="3.303cm" svg:x2="4.416cm" svg:y2="3.045cm">
          <text:p/>
        </draw:line>
        <draw:line draw:style-name="gr2" draw:text-style-name="P1" draw:layer="layout" svg:x1="3.749cm" svg:y1="1.856cm" svg:x2="3.738cm" svg:y2="2.435cm">
          <text:p/>
        </draw:line>
        <draw:line draw:style-name="gr2" draw:text-style-name="P1" draw:layer="layout" svg:x1="3.749cm" svg:y1="1.856cm" svg:x2="4.691cm" svg:y2="1.836cm">
          <text:p/>
        </draw:line>
        <draw:line draw:style-name="gr2" draw:text-style-name="P1" draw:layer="layout" svg:x1="3.738cm" svg:y1="2.435cm" svg:x2="4.691cm" svg:y2="2.435cm">
          <text:p/>
        </draw:line>
        <draw:line draw:style-name="gr2" draw:text-style-name="P1" draw:layer="layout" svg:x1="4.691cm" svg:y1="1.836cm" svg:x2="4.691cm" svg:y2="2.435cm">
          <text:p/>
        </draw:line>
        <draw:line draw:style-name="gr2" draw:text-style-name="P1" draw:layer="layout" svg:x1="4.416cm" svg:y1="3.045cm" svg:x2="4.416cm" svg:y2="2.435cm">
          <text:p/>
        </draw:line>
        <draw:line draw:style-name="gr2" draw:text-style-name="P1" draw:layer="layout" svg:x1="3.934cm" svg:y1="2.531cm" svg:x2="4.207cm" svg:y2="2.434cm">
          <text:p/>
        </draw:line>
        <draw:line draw:style-name="gr2" draw:text-style-name="P1" draw:layer="layout" svg:x1="3.422cm" svg:y1="2.524cm" svg:x2="3.737cm" svg:y2="2.41cm">
          <text:p/>
        </draw:line>
        <draw:line draw:style-name="gr2" draw:text-style-name="P1" draw:layer="layout" svg:x1="3.749cm" svg:y1="1.854cm" svg:x2="3.924cm" svg:y2="1.775cm">
          <text:p/>
        </draw:line>
        <draw:line draw:style-name="gr2" draw:text-style-name="P1" draw:id="id3" draw:layer="layout" svg:x1="4.691cm" svg:y1="1.836cm" svg:x2="5.199cm" svg:y2="1.571cm">
          <text:p/>
        </draw:line>
        <draw:line draw:style-name="gr2" draw:text-style-name="P1" draw:layer="layout" svg:x1="5.199cm" svg:y1="1.571cm" svg:x2="4.326cm" svg:y2="1.574cm">
          <text:p/>
        </draw:line>
        <draw:line draw:style-name="gr2" draw:text-style-name="P1" draw:layer="layout" svg:x1="4.691cm" svg:y1="2.435cm" svg:x2="5.188cm" svg:y2="2.171cm">
          <text:p/>
        </draw:line>
        <draw:line draw:style-name="gr2" draw:text-style-name="P1" draw:layer="layout" svg:x1="5.199cm" svg:y1="1.571cm" svg:x2="5.188cm" svg:y2="2.171cm">
          <text:p/>
        </draw:line>
        <draw:line draw:style-name="gr2" draw:text-style-name="P1" draw:layer="layout" svg:x1="2.151cm" svg:y1="2.924cm" svg:x2="2.709cm" svg:y2="2.689cm">
          <text:p/>
        </draw:line>
        <draw:line draw:style-name="gr2" draw:text-style-name="P1" draw:layer="layout" svg:x1="2.709cm" svg:y1="2.689cm" svg:x2="2.699cm" svg:y2="1.385cm">
          <text:p/>
        </draw:line>
        <draw:line draw:style-name="gr2" draw:text-style-name="P1" draw:layer="layout" svg:x1="2.709cm" svg:y1="2.689cm" svg:x2="3.424cm" svg:y2="2.692cm">
          <text:p/>
        </draw:line>
        <draw:line draw:style-name="gr3" draw:text-style-name="P1" draw:layer="layout" svg:x1="0.622cm" svg:y1="1.799cm" svg:x2="2.037cm" svg:y2="1.796cm">
          <text:p/>
        </draw:line>
        <draw:line draw:style-name="gr3" draw:text-style-name="P1" draw:layer="layout" svg:x1="2.209cm" svg:y1="1.751cm" svg:x2="2.712cm" svg:y2="1.518cm">
          <text:p/>
        </draw:line>
        <draw:line draw:style-name="gr3" draw:text-style-name="P1" draw:layer="layout" svg:x1="2.209cm" svg:y1="2.238cm" svg:x2="2.732cm" svg:y2="1.997cm">
          <text:p/>
        </draw:line>
        <draw:line draw:style-name="gr3" draw:text-style-name="P1" draw:layer="layout" svg:x1="2.21cm" svg:y1="2.471cm" svg:x2="2.738cm" svg:y2="2.23cm">
          <text:p/>
        </draw:line>
        <draw:line draw:style-name="gr3" draw:text-style-name="P1" draw:layer="layout" svg:x1="2.21cm" svg:y1="1.997cm" svg:x2="2.738cm" svg:y2="1.756cm">
          <text:p/>
        </draw:line>
        <draw:path draw:style-name="gr4" draw:text-style-name="P1" draw:layer="layout" svg:width="0.167cm" svg:height="0.062cm" draw:transform="rotate (-0.110653874577606) translate (2.04195094803128cm 1.73243956017363cm)" svg:viewBox="0 0 168 63" svg:d="m0 3056c23 2 46-7 71-8 21-1 42-13 64-20l20-16 13-19">
          <text:p/>
        </draw:path>
        <draw:line draw:style-name="gr3" draw:text-style-name="P1" draw:layer="layout" svg:x1="2.079cm" svg:y1="2.273cm" svg:x2="1.669cm" svg:y2="2.273cm">
          <text:p/>
        </draw:line>
        <draw:line draw:style-name="gr3" draw:text-style-name="P1" draw:layer="layout" svg:x1="2.063cm" svg:y1="2.527cm" svg:x2="1.653cm" svg:y2="2.527cm">
          <text:p/>
        </draw:line>
        <draw:line draw:style-name="gr3" draw:text-style-name="P1" draw:layer="layout" svg:x1="2.077cm" svg:y1="2.011cm" svg:x2="1.667cm" svg:y2="2.011cm">
          <text:p/>
        </draw:line>
        <draw:path draw:style-name="gr4" draw:text-style-name="P1" draw:layer="layout" svg:width="0.132cm" svg:height="0.023cm" draw:transform="rotate (0.286059464401817) translate (2.07461021535712cm 2.01167477148977cm)" svg:viewBox="0 0 133 24" svg:d="m0 5032c23-9 110 27 133 22v0">
          <text:p/>
        </draw:path>
        <draw:path draw:style-name="gr4" draw:text-style-name="P1" draw:layer="layout" svg:width="0.119cm" svg:height="0.064cm" draw:transform="rotate (-0.245044226981143) translate (2.0925353939358cm 2.20887573524116cm)" svg:viewBox="0 0 120 65" svg:d="m0 3334c23 5 43-10 63-19 21-10 44-23 57-45">
          <text:p/>
        </draw:path>
        <draw:path draw:style-name="gr4" draw:text-style-name="P1" draw:layer="layout" svg:width="0.161cm" svg:height="0.016cm" draw:transform="rotate (0.257261531743916) translate (2.05956843579083cm 2.50815580021495cm)" svg:viewBox="0 0 162 17" svg:d="m0 5916c23 0 47-1 70 0 25 1 47-9 72-11l20-6">
          <text:p/>
        </draw:path>
        <draw:path draw:style-name="gr4" draw:text-style-name="P1" draw:layer="layout" svg:width="0.044cm" svg:height="0.047cm" draw:transform="rotate (2.94419591518868) translate (1.66883630095916cm 2.27381849018809cm)" svg:viewBox="0 0 45 48" svg:d="m0-3804c23-6 60 19 38 44l-1 3">
          <text:p/>
        </draw:path>
        <draw:path draw:style-name="gr4" draw:text-style-name="P1" draw:layer="layout" svg:width="0.044cm" svg:height="0.061cm" draw:transform="rotate (2.94419591518868) translate (1.65283630095916cm 2.52781849018809cm)" svg:viewBox="0 0 45 62" svg:d="m0-4308c23-6 60 18 38 44l-20 17">
          <text:p/>
        </draw:path>
        <draw:path draw:style-name="gr4" draw:text-style-name="P1" draw:layer="layout" svg:width="0.044cm" svg:height="0.047cm" draw:transform="rotate (2.94419591518868) translate (1.66983630095916cm 2.01081849018809cm)" svg:viewBox="0 0 45 48" svg:d="m0-3288c23-6 60 19 38 44l-1 3">
          <text:p/>
        </draw:path>
        <draw:path draw:style-name="gr4" draw:text-style-name="P1" draw:layer="layout" svg:width="0.042cm" svg:height="0.043cm" draw:transform="rotate (1.32575209981464) translate (2.69105688768623cm 1.98676136971248cm)" svg:viewBox="0 0 43 44" svg:d="m0 6227c25 10 51-19 41-42">
          <text:p/>
        </draw:path>
        <draw:path draw:style-name="gr4" draw:text-style-name="P1" draw:layer="layout" svg:width="0.042cm" svg:height="0.043cm" draw:transform="rotate (1.32575209981464) translate (2.69505688768622cm 2.21976136971248cm)" svg:viewBox="0 0 43 44" svg:d="m0 6348c25 10 51-19 41-42">
          <text:p/>
        </draw:path>
        <draw:path draw:style-name="gr4" draw:text-style-name="P1" draw:layer="layout" svg:width="0.032cm" svg:height="0.05cm" draw:transform="rotate (1.32575209981464) translate (2.69094009682805cm 1.74623174588556cm)" svg:viewBox="0 0 33 51" svg:d="m0 6116c33 16 39-31 29-48v0">
          <text:p/>
        </draw:path>
        <draw:polyline draw:style-name="gr4" draw:text-style-name="P1" draw:layer="layout" svg:width="0.036cm" svg:height="0.031cm" draw:transform="rotate (1.14790304903645) translate (2.6827684165622cm 1.50484440418045cm)" svg:viewBox="0 0 37 32" draw:points="0,6160 23,6156 37,6131 37,6128">
          <text:p/>
        </draw:polyline>
        <draw:line draw:style-name="gr3" draw:text-style-name="P1" draw:layer="layout" svg:x1="1.64cm" svg:y1="2.706cm" svg:x2="0.609cm" svg:y2="2.712cm">
          <text:p/>
        </draw:line>
        <draw:line draw:style-name="gr5" draw:text-style-name="P1" draw:layer="layout" svg:x1="0.622cm" svg:y1="1.601cm" svg:x2="1.429cm" svg:y2="1.588cm">
          <text:p/>
        </draw:line>
        <draw:frame draw:style-name="gr6" draw:text-style-name="P2" draw:layer="layout" svg:width="0.705cm" svg:height="0.645cm" svg:x="0.103cm" svg:y="1.561cm">
          <draw:text-box>
            <text:p><text:span text:style-name="T1">+</text:span></text:p>
          </draw:text-box>
        </draw:frame>
        <draw:frame draw:style-name="gr6" draw:text-style-name="P2" draw:layer="layout" svg:width="0.621cm" svg:height="0.645cm" svg:x="0.187cm" svg:y="2.206cm">
          <draw:text-box>
            <text:p><text:span text:style-name="T1">-</text:span></text:p>
          </draw:text-box>
        </draw:frame>
        <draw:frame draw:style-name="gr6" draw:text-style-name="P3" draw:layer="layout" svg:width="0.604cm" svg:height="0.408cm" svg:x="3.897cm" svg:y="1.148cm">
          <draw:text-box>
            <text:p><text:span text:style-name="T2">w</text:span></text:p>
          </draw:text-box>
        </draw:frame>
        <draw:line draw:style-name="gr7" draw:text-style-name="P1" draw:layer="layout" svg:x1="4.097cm" svg:y1="1.394cm" svg:x2="3.927cm" svg:y2="1.482cm">
          <text:p/>
        </draw:line>
        <draw:line draw:style-name="gr7" draw:text-style-name="P1" draw:layer="layout" svg:x1="4.298cm" svg:y1="1.321cm" svg:x2="4.436cm" svg:y2="1.231cm">
          <text:p/>
        </draw:line>
        <draw:frame draw:style-name="gr6" draw:text-style-name="P3" draw:layer="layout" svg:width="0.578cm" svg:height="0.408cm" svg:x="3.39cm" svg:y="1.359cm">
          <draw:text-box>
            <text:p><text:span text:style-name="T2">b</text:span></text:p>
          </draw:text-box>
        </draw:frame>
        <draw:line draw:style-name="gr7" draw:text-style-name="P1" draw:layer="layout" svg:x1="3.757cm" svg:y1="1.569cm" svg:x2="3.929cm" svg:y2="1.565cm">
          <text:p/>
        </draw:line>
        <draw:line draw:style-name="gr7" draw:text-style-name="P1" draw:layer="layout" svg:x1="3.592cm" svg:y1="1.568cm" svg:x2="3.424cm" svg:y2="1.572cm">
          <text:p/>
        </draw:line>
        <draw:frame draw:style-name="gr8" draw:text-style-name="P3" draw:layer="layout" svg:width="0.646cm" svg:height="0.408cm" svg:x="3.283cm" svg:y="1.775cm">
          <draw:text-box>
            <text:p><text:span text:style-name="T2">x</text:span></text:p>
          </draw:text-box>
        </draw:frame>
        <draw:line draw:style-name="gr2" draw:text-style-name="P1" draw:layer="layout" svg:x1="3.422cm" svg:y1="1.943cm" svg:x2="3.422cm" svg:y2="2.353cm">
          <text:p/>
        </draw:line>
        <draw:line draw:style-name="gr2" draw:text-style-name="P1" draw:layer="layout" svg:x1="3.42cm" svg:y1="2.078cm" svg:x2="3.358cm" svg:y2="2.133cm">
          <text:p/>
        </draw:line>
        <draw:line draw:style-name="gr2" draw:text-style-name="P1" draw:layer="layout" svg:x1="3.42cm" svg:y1="2.133cm" svg:x2="3.358cm" svg:y2="2.188cm">
          <text:p/>
        </draw:line>
        <draw:line draw:style-name="gr2" draw:text-style-name="P1" draw:layer="layout" svg:x1="3.42cm" svg:y1="2.023cm" svg:x2="3.358cm" svg:y2="2.078cm">
          <text:p/>
        </draw:line>
        <draw:line draw:style-name="gr2" draw:text-style-name="P1" draw:layer="layout" svg:x1="3.42cm" svg:y1="2.188cm" svg:x2="3.358cm" svg:y2="2.243cm">
          <text:p/>
        </draw:line>
        <draw:line draw:style-name="gr2" draw:text-style-name="P1" draw:layer="layout" svg:x1="3.42cm" svg:y1="2.243cm" svg:x2="3.358cm" svg:y2="2.298cm">
          <text:p/>
        </draw:line>
        <draw:line draw:style-name="gr2" draw:text-style-name="P1" draw:layer="layout" svg:x1="3.422cm" svg:y1="2.298cm" svg:x2="3.36cm" svg:y2="2.353cm">
          <text:p/>
        </draw:line>
        <draw:line draw:style-name="gr2" draw:text-style-name="P1" draw:layer="layout" svg:x1="3.422cm" svg:y1="1.968cm" svg:x2="3.36cm" svg:y2="2.023cm">
          <text:p/>
        </draw:line>
        <draw:line draw:style-name="gr7" draw:text-style-name="P1" draw:layer="layout" svg:x1="3.42cm" svg:y1="2.133cm" svg:x2="3.737cm" svg:y2="2.137cm">
          <text:p/>
        </draw:line>
        <draw:frame draw:style-name="gr6" draw:text-style-name="P3" draw:layer="layout" svg:width="0.578cm" svg:height="0.408cm" svg:x="3.749cm" svg:y="1.898cm">
          <draw:text-box>
            <text:p><text:span text:style-name="T2">h</text:span></text:p>
          </draw:text-box>
        </draw:frame>
        <draw:line draw:style-name="gr7" draw:text-style-name="P1" draw:layer="layout" svg:x1="4.038cm" svg:y1="2.022cm" svg:x2="4.038cm" svg:y2="1.848cm">
          <text:p/>
        </draw:line>
        <draw:line draw:style-name="gr7" draw:text-style-name="P1" draw:layer="layout" svg:x1="4.033cm" svg:y1="2.18cm" svg:x2="4.035cm" svg:y2="2.43cm">
          <text:p/>
        </draw:line>
        <draw:line draw:style-name="gr9" draw:text-style-name="P1" draw:layer="layout" svg:x1="3.359cm" svg:y1="1.78cm" svg:x2="3.065cm" svg:y2="1.782cm">
          <text:p/>
        </draw:line>
        <draw:line draw:style-name="gr9" draw:text-style-name="P1" draw:layer="layout" svg:x1="3.675cm" svg:y1="1.856cm" svg:x2="3.061cm" svg:y2="1.855cm">
          <text:p/>
        </draw:line>
        <draw:frame draw:style-name="gr6" draw:text-style-name="P3" draw:layer="layout" svg:width="0.578cm" svg:height="0.408cm" svg:x="2.748cm" svg:y="2.275cm">
          <draw:text-box>
            <text:p><text:span text:style-name="T2">g</text:span></text:p>
          </draw:text-box>
        </draw:frame>
        <draw:line draw:style-name="gr7" draw:text-style-name="P1" draw:layer="layout" svg:x1="3.172cm" svg:y1="2.239cm" svg:x2="3.169cm" svg:y2="2.44cm">
          <text:p/>
        </draw:line>
        <draw:line draw:style-name="gr7" draw:text-style-name="P1" draw:layer="layout" svg:x1="3.167cm" svg:y1="2.767cm" svg:x2="3.167cm" svg:y2="2.525cm">
          <text:p/>
        </draw:line>
        <draw:line draw:style-name="gr9" draw:text-style-name="P1" draw:layer="layout" svg:x1="3.583cm" svg:y1="2.524cm" svg:x2="3.074cm" svg:y2="2.527cm">
          <text:p/>
        </draw:line>
        <draw:line draw:style-name="gr9" draw:text-style-name="P1" draw:layer="layout" svg:x1="3.738cm" svg:y1="2.435cm" svg:x2="3.111cm" svg:y2="2.437cm">
          <text:p/>
        </draw:line>
        <draw:frame draw:style-name="gr6" draw:text-style-name="P3" draw:layer="layout" svg:width="0.578cm" svg:height="0.408cm" svg:x="2.75cm" svg:y="1.614cm">
          <draw:text-box>
            <text:p><text:span text:style-name="T2">g</text:span></text:p>
          </draw:text-box>
        </draw:frame>
        <draw:line draw:style-name="gr7" draw:text-style-name="P1" draw:layer="layout" svg:x1="3.167cm" svg:y1="2.095cm" svg:x2="3.167cm" svg:y2="1.853cm">
          <text:p/>
        </draw:line>
        <draw:line draw:style-name="gr7" draw:text-style-name="P1" draw:layer="layout" svg:x1="3.168cm" svg:y1="1.582cm" svg:x2="3.165cm" svg:y2="1.783cm">
          <text:p/>
        </draw:line>
        <draw:line draw:style-name="gr2" draw:text-style-name="P1" draw:layer="layout" svg:x1="5.439cm" svg:y1="1.805cm" svg:x2="5.966cm" svg:y2="1.809cm">
          <text:p/>
        </draw:line>
        <draw:line draw:style-name="gr2" draw:text-style-name="P1" draw:layer="layout" svg:x1="5.439cm" svg:y1="1.805cm" svg:x2="5.446cm" svg:y2="1.041cm">
          <text:p/>
        </draw:line>
        <draw:line draw:style-name="gr2" draw:text-style-name="P1" draw:layer="layout" svg:x1="5.966cm" svg:y1="1.809cm" svg:x2="5.966cm" svg:y2="1.101cm">
          <text:p/>
        </draw:line>
        <draw:line draw:style-name="gr2" draw:text-style-name="P1" draw:layer="layout" svg:x1="5.446cm" svg:y1="2.57cm" svg:x2="5.956cm" svg:y2="2.57cm">
          <text:p/>
        </draw:line>
        <draw:line draw:style-name="gr2" draw:text-style-name="P1" draw:layer="layout" svg:x1="5.446cm" svg:y1="2.57cm" svg:x2="5.446cm" svg:y2="3.027cm">
          <text:p/>
        </draw:line>
        <draw:line draw:style-name="gr2" draw:text-style-name="P1" draw:layer="layout" svg:x1="5.956cm" svg:y1="2.57cm" svg:x2="5.955cm" svg:y2="3.104cm">
          <text:p/>
        </draw:line>
        <draw:line draw:style-name="gr2" draw:text-style-name="P1" draw:layer="layout" svg:x1="5.701cm" svg:y1="2.451cm" svg:x2="6.712cm" svg:y2="2.447cm">
          <text:p/>
        </draw:line>
        <draw:line draw:style-name="gr2" draw:text-style-name="P1" draw:layer="layout" svg:x1="5.698cm" svg:y1="1.947cm" svg:x2="6.715cm" svg:y2="1.947cm">
          <text:p/>
        </draw:line>
        <draw:line draw:style-name="gr2" draw:text-style-name="P1" draw:layer="layout" svg:x1="5.701cm" svg:y1="2.451cm" svg:x2="5.698cm" svg:y2="1.947cm">
          <text:p/>
        </draw:line>
        <draw:line draw:style-name="gr2" draw:text-style-name="P1" draw:layer="layout" svg:x1="6.712cm" svg:y1="2.447cm" svg:x2="6.715cm" svg:y2="1.947cm">
          <text:p/>
        </draw:line>
        <draw:line draw:style-name="gr9" draw:text-style-name="P1" draw:layer="layout" svg:x1="5.7cm" svg:y1="1.633cm" svg:x2="5.702cm" svg:y2="3.006cm">
          <text:p/>
        </draw:line>
        <draw:line draw:style-name="gr9" draw:text-style-name="P1" draw:layer="layout" svg:x1="5.911cm" svg:y1="1.411cm" svg:x2="5.911cm" svg:y2="2.861cm">
          <text:p/>
        </draw:line>
        <draw:line draw:style-name="gr9" draw:text-style-name="P1" draw:layer="layout" svg:x1="5.767cm" svg:y1="1.422cm" svg:x2="5.767cm" svg:y2="2.872cm">
          <text:p/>
        </draw:line>
        <draw:line draw:style-name="gr9" draw:text-style-name="P1" draw:layer="layout" svg:x1="5.966cm" svg:y1="1.538cm" svg:x2="5.955cm" svg:y2="3.043cm">
          <text:p/>
        </draw:line>
        <draw:line draw:style-name="gr7" draw:text-style-name="P1" draw:layer="layout" svg:x1="5.392cm" svg:y1="1.88cm" svg:x2="5.696cm" svg:y2="1.878cm">
          <text:p/>
        </draw:line>
        <draw:line draw:style-name="gr7" draw:text-style-name="P1" draw:layer="layout" svg:x1="6.242cm" svg:y1="1.867cm" svg:x2="5.969cm" svg:y2="1.88cm">
          <text:p/>
        </draw:line>
        <draw:line draw:style-name="gr9" draw:text-style-name="P1" draw:id="id1" draw:layer="layout" svg:x1="5.845cm" svg:y1="1.545cm" svg:x2="5.834cm" svg:y2="3.05cm">
          <text:p/>
        </draw:line>
        <draw:line draw:style-name="gr2" draw:text-style-name="P1" draw:layer="layout" svg:x1="6.242cm" svg:y1="1.867cm" svg:x2="6.366cm" svg:y2="1.714cm">
          <text:p/>
        </draw:line>
        <draw:frame draw:style-name="gr6" draw:text-style-name="P3" draw:layer="layout" svg:width="0.697cm" svg:height="0.408cm" svg:x="6.124cm" svg:y="1.496cm">
          <draw:text-box>
            <text:p><text:span text:style-name="T2">b-x</text:span></text:p>
          </draw:text-box>
        </draw:frame>
        <draw:connector draw:style-name="gr7" draw:text-style-name="P1" draw:layer="layout" draw:type="curve" draw:line-skew="0.199cm" svg:x1="6.48cm" svg:y1="1.187cm" svg:x2="5.839cm" svg:y2="1.545cm" draw:end-shape="id1" draw:end-glue-point="0" svg:d="m6480 1187c0 84-641-95-641 358">
          <text:p/>
        </draw:connector>
        <draw:frame draw:style-name="gr6" draw:text-style-name="P4" draw:layer="layout" svg:width="0.955cm" svg:height="0.582cm" svg:x="5.989cm" svg:y="0.707cm">
          <draw:text-box>
            <text:p><text:span text:style-name="T3">فلکس</text:span></text:p>
          </draw:text-box>
        </draw:frame>
        <draw:frame draw:style-name="gr6" draw:text-style-name="P4" draw:id="id2" draw:layer="layout" svg:width="2.119cm" svg:height="0.582cm" svg:x="4.273cm" svg:y="0.277cm">
          <draw:text-box>
            <text:p><text:span text:style-name="T3">حرکت کرنے والا حصہ</text:span></text:p>
          </draw:text-box>
        </draw:frame>
        <draw:connector draw:style-name="gr7" draw:text-style-name="P1" draw:layer="layout" draw:type="curve" draw:line-skew="0.055cm" svg:x1="5.332cm" svg:y1="0.859cm" svg:x2="4.945cm" svg:y2="1.571cm" draw:start-shape="id2" draw:start-glue-point="2" draw:end-shape="id3" draw:end-glue-point="0" svg:d="m5332 859c0 616-387 261-387 712">
          <text:p/>
        </draw:connector>
        <draw:frame draw:style-name="gr1" draw:layer="layout" svg:width="0.557cm" svg:height="0.479cm" svg:x="2.5cm" svg:y="0.78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557cm" svg:height="0.479cm" svg:x="4.181cm" svg:y="1.555cm"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4-12T09:14:55</dc:date>
    <dc:creator>khalid khan</dc:creator>
    <meta:editing-duration>PT04H47M34S</meta:editing-duration>
    <meta:editing-cycles>25</meta:editing-cycles>
    <meta:generator>OpenOffice.org/3.1$Linux OpenOffice.org_project/310m19$Build-9420</meta:generator>
    <meta:document-statistic meta:object-count="11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30%">
      <math:mrow>
        <math:mrow>
          <math:msub>
            <math:mo math:stretchy="false">μ</math:mo>
            <math:mi>r</math:mi>
          </math:msub>
          <math:mo math:stretchy="false">=</math:mo>
          <math:mo math:stretchy="false">∞</math:mo>
        </math:mrow>
      </math:mrow>
    </math:mstyle>
    <math:annotation math:encoding="StarMath 5.0">{size *0.3 {%mu_r=infinity}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30%">
      <math:mrow>
        <math:mrow>
          <math:msub>
            <math:mo math:stretchy="false">μ</math:mo>
            <math:mi>r</math:mi>
          </math:msub>
          <math:mo math:stretchy="false">=</math:mo>
          <math:mo math:stretchy="false">∞</math:mo>
        </math:mrow>
      </math:mrow>
    </math:mstyle>
    <math:annotation math:encoding="StarMath 5.0">{size *0.3 {%mu_r=infinity}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e</math:mi>
      <math:mi>,</math:mi>
      <math:mo math:stretchy="false">λ</math:mo>
    </math:mrow>
    <math:annotation math:encoding="StarMath 5.0">e, %lambda</math:annotation>
  </math:semantics>
</math:math>
</file>